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3174" officeooo:paragraph-rsid="00003174"/>
    </style:style>
    <style:style style:name="P2" style:family="paragraph" style:parent-style-name="Standard">
      <style:text-properties officeooo:rsid="00003174" officeooo:paragraph-rsid="00007f02"/>
    </style:style>
    <style:style style:name="P3" style:family="paragraph" style:parent-style-name="Standard">
      <style:text-properties officeooo:rsid="00007f02" officeooo:paragraph-rsid="00007f02"/>
    </style:style>
    <style:style style:name="P4" style:family="paragraph" style:parent-style-name="Standard">
      <style:text-properties officeooo:rsid="00007f02" officeooo:paragraph-rsid="00007f02"/>
    </style:style>
    <style:style style:name="T1" style:family="text">
      <style:text-properties officeooo:rsid="00007f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 étapes pour faire un test :</text:p>
      <text:p text:style-name="P1"><text:tab/>-on énonce le test utilisé : comparaison ou liaison</text:p>
      <text:p text:style-name="P1"><text:tab/><text:tab/><text:tab/><text:tab/><text:tab/>1 échantillon/2 échantillons / plus de 2 échantillons</text:p>
      <text:p text:style-name="P1"><text:tab/><text:tab/><text:tab/><text:tab/><text:tab/>Series indépendantes ou appariées (les données sont sur le même échantillon <text:span text:style-name="T1">mais à un moment différent)</text:span> </text:p>
      <text:p text:style-name="P1"><text:tab/><text:tab/><text:tab/><text:tab/><text:tab/>Paramétrique <text:span text:style-name="T1">( on travail sur le paramétre de la loi normal)</text:span> ou non paramétrique <text:span text:style-name="T1">(on ne peut pas travailler sur la loi normal)</text:span> </text:p>
      <text:p text:style-name="P1"/>
      <text:p text:style-name="P1"><text:tab/>-<text:span text:style-name="T1">étape 2 : on établit l’hypothèse nulle H0 : les paramètres ou les distributions sont identiques</text:span></text:p>
      <text:p text:style-name="P1"/>
      <text:p text:style-name="P2"><text:tab/>-<text:span text:style-name="T1">étape 3 : On propose une hypothèse alternative H1 : Dans ce cas, on rejette H0 et on estime que les différences sont importantes.</text:span></text:p>
      <text:p text:style-name="P3">Selon le type : On propose une alternative bilatérale (c’est différent de l’autre groupe) ou unilatérale (on est meilleur que l’autre groupe) </text:p>
      <text:p text:style-name="P1"/>
      <text:p text:style-name="P2"><text:tab/>-<text:span text:style-name="T1">étape 4:valeur a (alpha) : valeur du risque </text:span></text:p>
      <text:p text:style-name="P2"/>
      <text:p text:style-name="P3"><text:tab/>-étape 5 : on fait la conclusion </text:p>
      <text:p text:style-name="P1"/>
      <text:p text:style-name="P3">(Lire fisher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3:37:03.954009521</meta:creation-date>
    <meta:editing-duration>PT2M58S</meta:editing-duration>
    <meta:editing-cycles>2</meta:editing-cycles>
    <meta:generator>LibreOffice/5.1.6.2$Linux_X86_64 LibreOffice_project/10m0$Build-2</meta:generator>
    <dc:date>2019-03-14T13:50:02.975183037</dc:date>
    <meta:document-statistic meta:table-count="0" meta:image-count="0" meta:object-count="0" meta:page-count="1" meta:paragraph-count="11" meta:word-count="142" meta:character-count="843" meta:non-whitespace-character-count="687"/>
  </office:meta>
</office:document-meta>
</file>